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1" table:style-name="ta1">
        <table:shapes>
          <draw:frame draw:z-index="0" draw:style-name="gr1" draw:text-style-name="P1" svg:width="624.33pt" svg:height="404.33pt" svg:x="98.25pt" svg:y="329.78pt">
            <draw:object draw:notify-on-update-of-ranges="metrics1.A3:metrics1.AY3 metrics1.A5:metrics1.AY5 metrics1.A11:metrics1.AY11 metrics1.A24:metrics1.AY24 metrics1.A18:metrics1.AY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float" office:value="1640.4152431488" calcext:value-type="float">
            <text:p>1640.4152431488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9.8" calcext:value-type="float">
            <text:p>9.8</text:p>
          </table:table-cell>
          <table:table-cell office:value-type="float" office:value="13.4" calcext:value-type="float">
            <text:p>13.4</text:p>
          </table:table-cell>
          <table:table-cell office:value-type="float" office:value="10.8" calcext:value-type="float">
            <text:p>10.8</text:p>
          </table:table-cell>
          <table:table-cell office:value-type="float" office:value="22.2" calcext:value-type="float">
            <text:p>22.2</text:p>
          </table:table-cell>
          <table:table-cell office:value-type="float" office:value="12.8" calcext:value-type="float">
            <text:p>12.8</text:p>
          </table:table-cell>
          <table:table-cell office:value-type="float" office:value="10.2" calcext:value-type="float">
            <text:p>10.2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11.2" calcext:value-type="float">
            <text:p>11.2</text:p>
          </table:table-cell>
          <table:table-cell office:value-type="float" office:value="13.1" calcext:value-type="float">
            <text:p>13.1</text:p>
          </table:table-cell>
          <table:table-cell office:value-type="float" office:value="12.5" calcext:value-type="float">
            <text:p>12.5</text:p>
          </table:table-cell>
          <table:table-cell office:value-type="float" office:value="23.9" calcext:value-type="float">
            <text:p>23.9</text:p>
          </table:table-cell>
          <table:table-cell office:value-type="float" office:value="21.8" calcext:value-type="float">
            <text:p>21.8</text:p>
          </table:table-cell>
          <table:table-cell office:value-type="float" office:value="12.7" calcext:value-type="float">
            <text:p>12.7</text:p>
          </table:table-cell>
          <table:table-cell office:value-type="float" office:value="24.8" calcext:value-type="float">
            <text:p>24.8</text:p>
          </table:table-cell>
          <table:table-cell office:value-type="float" office:value="35.1" calcext:value-type="float">
            <text:p>35.1</text:p>
          </table:table-cell>
          <table:table-cell office:value-type="float" office:value="30.8" calcext:value-type="float">
            <text:p>30.8</text:p>
          </table:table-cell>
          <table:table-cell office:value-type="float" office:value="29" calcext:value-type="float">
            <text:p>29</text:p>
          </table:table-cell>
          <table:table-cell office:value-type="float" office:value="51.6" calcext:value-type="float">
            <text:p>51.6</text:p>
          </table:table-cell>
          <table:table-cell office:value-type="float" office:value="56.5" calcext:value-type="float">
            <text:p>56.5</text:p>
          </table:table-cell>
          <table:table-cell office:value-type="float" office:value="71.5" calcext:value-type="float">
            <text:p>71.5</text:p>
          </table:table-cell>
          <table:table-cell office:value-type="float" office:value="81.4" calcext:value-type="float">
            <text:p>81.4</text:p>
          </table:table-cell>
          <table:table-cell office:value-type="float" office:value="164.4" calcext:value-type="float">
            <text:p>164.4</text:p>
          </table:table-cell>
          <table:table-cell office:value-type="float" office:value="82.8" calcext:value-type="float">
            <text:p>82.8</text:p>
          </table:table-cell>
          <table:table-cell office:value-type="float" office:value="63.2" calcext:value-type="float">
            <text:p>63.2</text:p>
          </table:table-cell>
          <table:table-cell office:value-type="float" office:value="87.3" calcext:value-type="float">
            <text:p>87.3</text:p>
          </table:table-cell>
          <table:table-cell office:value-type="float" office:value="63.6" calcext:value-type="float">
            <text:p>63.6</text:p>
          </table:table-cell>
          <table:table-cell office:value-type="float" office:value="74.1" calcext:value-type="float">
            <text:p>74.1</text:p>
          </table:table-cell>
          <table:table-cell office:value-type="float" office:value="74.7" calcext:value-type="float">
            <text:p>74.7</text:p>
          </table:table-cell>
          <table:table-cell office:value-type="float" office:value="109.9" calcext:value-type="float">
            <text:p>109.9</text:p>
          </table:table-cell>
          <table:table-cell office:value-type="float" office:value="122.9" calcext:value-type="float">
            <text:p>122.9</text:p>
          </table:table-cell>
          <table:table-cell office:value-type="float" office:value="84.6" calcext:value-type="float">
            <text:p>84.6</text:p>
          </table:table-cell>
          <table:table-cell office:value-type="float" office:value="106.7" calcext:value-type="float">
            <text:p>106.7</text:p>
          </table:table-cell>
          <table:table-cell office:value-type="float" office:value="77.7" calcext:value-type="float">
            <text:p>77.7</text:p>
          </table:table-cell>
          <table:table-cell office:value-type="float" office:value="117.9" calcext:value-type="float">
            <text:p>117.9</text:p>
          </table:table-cell>
          <table:table-cell office:value-type="float" office:value="123.7" calcext:value-type="float">
            <text:p>123.7</text:p>
          </table:table-cell>
          <table:table-cell office:value-type="float" office:value="72.7" calcext:value-type="float">
            <text:p>72.7</text:p>
          </table:table-cell>
          <table:table-cell office:value-type="float" office:value="102.5" calcext:value-type="float">
            <text:p>102.5</text:p>
          </table:table-cell>
          <table:table-cell office:value-type="float" office:value="94.8" calcext:value-type="float">
            <text:p>94.8</text:p>
          </table:table-cell>
          <table:table-cell office:value-type="float" office:value="92.8" calcext:value-type="float">
            <text:p>92.8</text:p>
          </table:table-cell>
          <table:table-cell office:value-type="float" office:value="119.3" calcext:value-type="float">
            <text:p>119.3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1" calcext:value-type="float">
            <text:p>118.1</text:p>
          </table:table-cell>
          <table:table-cell office:value-type="float" office:value="136.4" calcext:value-type="float">
            <text:p>136.4</text:p>
          </table:table-cell>
          <table:table-cell office:value-type="float" office:value="144.4" calcext:value-type="float">
            <text:p>144.4</text:p>
          </table:table-cell>
          <table:table-cell office:value-type="float" office:value="146.3" calcext:value-type="float">
            <text:p>146.3</text:p>
          </table:table-cell>
          <table:table-cell office:value-type="float" office:value="145.2" calcext:value-type="float">
            <text:p>145.2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0.49007847905159" calcext:value-type="float">
            <text:p>0.49007847905159</text:p>
          </table:table-cell>
          <table:table-cell office:value-type="float" office:value="0.376398324966431" calcext:value-type="float">
            <text:p>0.376398324966431</text:p>
          </table:table-cell>
          <table:table-cell office:value-type="float" office:value="0.441031217575073" calcext:value-type="float">
            <text:p>0.441031217575073</text:p>
          </table:table-cell>
          <table:table-cell office:value-type="float" office:value="0.457068383693695" calcext:value-type="float">
            <text:p>0.457068383693695</text:p>
          </table:table-cell>
          <table:table-cell office:value-type="float" office:value="0.450908929109573" calcext:value-type="float">
            <text:p>0.450908929109573</text:p>
          </table:table-cell>
          <table:table-cell office:value-type="float" office:value="0.500358402729034" calcext:value-type="float">
            <text:p>0.500358402729034</text:p>
          </table:table-cell>
          <table:table-cell office:value-type="float" office:value="0.377552777528763" calcext:value-type="float">
            <text:p>0.377552777528763</text:p>
          </table:table-cell>
          <table:table-cell office:value-type="float" office:value="0.442381143569946" calcext:value-type="float">
            <text:p>0.442381143569946</text:p>
          </table:table-cell>
          <table:table-cell office:value-type="float" office:value="0.356780409812927" calcext:value-type="float">
            <text:p>0.356780409812927</text:p>
          </table:table-cell>
          <table:table-cell office:value-type="float" office:value="0.261722922325134" calcext:value-type="float">
            <text:p>0.261722922325134</text:p>
          </table:table-cell>
          <table:table-cell office:value-type="float" office:value="0.335666745901108" calcext:value-type="float">
            <text:p>0.335666745901108</text:p>
          </table:table-cell>
          <table:table-cell office:value-type="float" office:value="0.298212587833405" calcext:value-type="float">
            <text:p>0.298212587833405</text:p>
          </table:table-cell>
          <table:table-cell office:value-type="float" office:value="0.317999303340912" calcext:value-type="float">
            <text:p>0.317999303340912</text:p>
          </table:table-cell>
          <table:table-cell office:value-type="float" office:value="0.235297292470932" calcext:value-type="float">
            <text:p>0.235297292470932</text:p>
          </table:table-cell>
          <table:table-cell office:value-type="float" office:value="0.269113093614578" calcext:value-type="float">
            <text:p>0.269113093614578</text:p>
          </table:table-cell>
          <table:table-cell office:value-type="float" office:value="0.267955332994461" calcext:value-type="float">
            <text:p>0.267955332994461</text:p>
          </table:table-cell>
          <table:table-cell office:value-type="float" office:value="0.253035694360733" calcext:value-type="float">
            <text:p>0.253035694360733</text:p>
          </table:table-cell>
          <table:table-cell office:value-type="float" office:value="0.332272469997406" calcext:value-type="float">
            <text:p>0.332272469997406</text:p>
          </table:table-cell>
          <table:table-cell office:value-type="float" office:value="0.237844496965408" calcext:value-type="float">
            <text:p>0.237844496965408</text:p>
          </table:table-cell>
          <table:table-cell office:value-type="float" office:value="0.271846115589142" calcext:value-type="float">
            <text:p>0.271846115589142</text:p>
          </table:table-cell>
          <table:table-cell office:value-type="float" office:value="0.306462526321411" calcext:value-type="float">
            <text:p>0.306462526321411</text:p>
          </table:table-cell>
          <table:table-cell office:value-type="float" office:value="0.270505726337433" calcext:value-type="float">
            <text:p>0.270505726337433</text:p>
          </table:table-cell>
          <table:table-cell office:value-type="float" office:value="0.212678641080856" calcext:value-type="float">
            <text:p>0.212678641080856</text:p>
          </table:table-cell>
          <table:table-cell office:value-type="float" office:value="0.353454411029816" calcext:value-type="float">
            <text:p>0.353454411029816</text:p>
          </table:table-cell>
          <table:table-cell office:value-type="float" office:value="0.253722190856934" calcext:value-type="float">
            <text:p>0.253722190856934</text:p>
          </table:table-cell>
          <table:table-cell office:value-type="float" office:value="0.333548247814178" calcext:value-type="float">
            <text:p>0.333548247814178</text:p>
          </table:table-cell>
          <table:table-cell office:value-type="float" office:value="0.217035472393036" calcext:value-type="float">
            <text:p>0.217035472393036</text:p>
          </table:table-cell>
          <table:table-cell office:value-type="float" office:value="0.266341626644135" calcext:value-type="float">
            <text:p>0.266341626644135</text:p>
          </table:table-cell>
          <table:table-cell office:value-type="float" office:value="0.22785958647728" calcext:value-type="float">
            <text:p>0.22785958647728</text:p>
          </table:table-cell>
          <table:table-cell office:value-type="float" office:value="0.24466061592102" calcext:value-type="float">
            <text:p>0.24466061592102</text:p>
          </table:table-cell>
          <table:table-cell office:value-type="float" office:value="0.145101845264435" calcext:value-type="float">
            <text:p>0.145101845264435</text:p>
          </table:table-cell>
          <table:table-cell office:value-type="float" office:value="0.263191699981689" calcext:value-type="float">
            <text:p>0.263191699981689</text:p>
          </table:table-cell>
          <table:table-cell office:value-type="float" office:value="0.234362304210663" calcext:value-type="float">
            <text:p>0.234362304210663</text:p>
          </table:table-cell>
          <table:table-cell office:value-type="float" office:value="0.229813516139984" calcext:value-type="float">
            <text:p>0.229813516139984</text:p>
          </table:table-cell>
          <table:table-cell office:value-type="float" office:value="0.167220503091812" calcext:value-type="float">
            <text:p>0.167220503091812</text:p>
          </table:table-cell>
          <table:table-cell office:value-type="float" office:value="0.148220852017403" calcext:value-type="float">
            <text:p>0.148220852017403</text:p>
          </table:table-cell>
          <table:table-cell office:value-type="float" office:value="0.320291221141815" calcext:value-type="float">
            <text:p>0.320291221141815</text:p>
          </table:table-cell>
          <table:table-cell office:value-type="float" office:value="0.175660371780396" calcext:value-type="float">
            <text:p>0.175660371780396</text:p>
          </table:table-cell>
          <table:table-cell office:value-type="float" office:value="0.163226008415222" calcext:value-type="float">
            <text:p>0.163226008415222</text:p>
          </table:table-cell>
          <table:table-cell office:value-type="float" office:value="0.12356299161911" calcext:value-type="float">
            <text:p>0.12356299161911</text:p>
          </table:table-cell>
          <table:table-cell office:value-type="float" office:value="0.130800247192383" calcext:value-type="float">
            <text:p>0.130800247192383</text:p>
          </table:table-cell>
          <table:table-cell office:value-type="float" office:value="0.207666710019112" calcext:value-type="float">
            <text:p>0.207666710019112</text:p>
          </table:table-cell>
          <table:table-cell office:value-type="float" office:value="0.196512788534164" calcext:value-type="float">
            <text:p>0.196512788534164</text:p>
          </table:table-cell>
          <table:table-cell office:value-type="float" office:value="0.199647396802902" calcext:value-type="float">
            <text:p>0.199647396802902</text:p>
          </table:table-cell>
          <table:table-cell office:value-type="float" office:value="0.190507665276527" calcext:value-type="float">
            <text:p>0.190507665276527</text:p>
          </table:table-cell>
          <table:table-cell office:value-type="float" office:value="0.18330879509449" calcext:value-type="float">
            <text:p>0.18330879509449</text:p>
          </table:table-cell>
          <table:table-cell office:value-type="float" office:value="0.116771340370178" calcext:value-type="float">
            <text:p>0.116771340370178</text:p>
          </table:table-cell>
          <table:table-cell office:value-type="float" office:value="0.123780302703381" calcext:value-type="float">
            <text:p>0.123780302703381</text:p>
          </table:table-cell>
          <table:table-cell office:value-type="float" office:value="0.136214792728424" calcext:value-type="float">
            <text:p>0.136214792728424</text:p>
          </table:table-cell>
          <table:table-cell office:value-type="float" office:value="0.168765246868134" calcext:value-type="float">
            <text:p>0.168765246868134</text:p>
          </table:table-cell>
          <table:table-cell office:value-type="float" office:value="0.116377085447311" calcext:value-type="float">
            <text:p>0.116377085447311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float" office:value="1583.04032325745" calcext:value-type="float">
            <text:p>1583.04032325745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9" calcext:value-type="float">
            <text:p>9</text:p>
          </table:table-cell>
          <table:table-cell office:value-type="float" office:value="13.1" calcext:value-type="float">
            <text:p>13.1</text:p>
          </table:table-cell>
          <table:table-cell office:value-type="float" office:value="21.7" calcext:value-type="float">
            <text:p>21.7</text:p>
          </table:table-cell>
          <table:table-cell office:value-type="float" office:value="13.2" calcext:value-type="float">
            <text:p>13.2</text:p>
          </table:table-cell>
          <table:table-cell office:value-type="float" office:value="12.8" calcext:value-type="float">
            <text:p>12.8</text:p>
          </table:table-cell>
          <table:table-cell office:value-type="float" office:value="9.1" calcext:value-type="float">
            <text:p>9.1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13.4" calcext:value-type="float">
            <text:p>13.4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21.4" calcext:value-type="float">
            <text:p>21.4</text:p>
          </table:table-cell>
          <table:table-cell office:value-type="float" office:value="21.3" calcext:value-type="float">
            <text:p>21.3</text:p>
          </table:table-cell>
          <table:table-cell office:value-type="float" office:value="24.7" calcext:value-type="float">
            <text:p>24.7</text:p>
          </table:table-cell>
          <table:table-cell office:value-type="float" office:value="21.3" calcext:value-type="float">
            <text:p>21.3</text:p>
          </table:table-cell>
          <table:table-cell office:value-type="float" office:value="23.2" calcext:value-type="float">
            <text:p>23.2</text:p>
          </table:table-cell>
          <table:table-cell office:value-type="float" office:value="21.3" calcext:value-type="float">
            <text:p>21.3</text:p>
          </table:table-cell>
          <table:table-cell office:value-type="float" office:value="27.7" calcext:value-type="float">
            <text:p>27.7</text:p>
          </table:table-cell>
          <table:table-cell office:value-type="float" office:value="34.3" calcext:value-type="float">
            <text:p>34.3</text:p>
          </table:table-cell>
          <table:table-cell office:value-type="float" office:value="33.6" calcext:value-type="float">
            <text:p>33.6</text:p>
          </table:table-cell>
          <table:table-cell office:value-type="float" office:value="135" calcext:value-type="float">
            <text:p>135</text:p>
          </table:table-cell>
          <table:table-cell office:value-type="float" office:value="141.2" calcext:value-type="float">
            <text:p>141.2</text:p>
          </table:table-cell>
          <table:table-cell office:value-type="float" office:value="31.4" calcext:value-type="float">
            <text:p>31.4</text:p>
          </table:table-cell>
          <table:table-cell office:value-type="float" office:value="119.2" calcext:value-type="float">
            <text:p>119.2</text:p>
          </table:table-cell>
          <table:table-cell office:value-type="float" office:value="169.2" calcext:value-type="float">
            <text:p>169.2</text:p>
          </table:table-cell>
          <table:table-cell office:value-type="float" office:value="141.3" calcext:value-type="float">
            <text:p>141.3</text:p>
          </table:table-cell>
          <table:table-cell office:value-type="float" office:value="85.9" calcext:value-type="float">
            <text:p>85.9</text:p>
          </table:table-cell>
          <table:table-cell office:value-type="float" office:value="115.4" calcext:value-type="float">
            <text:p>115.4</text:p>
          </table:table-cell>
          <table:table-cell office:value-type="float" office:value="76.6" calcext:value-type="float">
            <text:p>76.6</text:p>
          </table:table-cell>
          <table:table-cell office:value-type="float" office:value="118.5" calcext:value-type="float">
            <text:p>118.5</text:p>
          </table:table-cell>
          <table:table-cell office:value-type="float" office:value="106.3" calcext:value-type="float">
            <text:p>106.3</text:p>
          </table:table-cell>
          <table:table-cell office:value-type="float" office:value="90.1" calcext:value-type="float">
            <text:p>90.1</text:p>
          </table:table-cell>
          <table:table-cell office:value-type="float" office:value="102" calcext:value-type="float">
            <text:p>102</text:p>
          </table:table-cell>
          <table:table-cell office:value-type="float" office:value="80.7" calcext:value-type="float">
            <text:p>80.7</text:p>
          </table:table-cell>
          <table:table-cell office:value-type="float" office:value="88.3" calcext:value-type="float">
            <text:p>88.3</text:p>
          </table:table-cell>
          <table:table-cell office:value-type="float" office:value="118.3" calcext:value-type="float">
            <text:p>118.3</text:p>
          </table:table-cell>
          <table:table-cell office:value-type="float" office:value="100.9" calcext:value-type="float">
            <text:p>100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4" calcext:value-type="float">
            <text:p>106.4</text:p>
          </table:table-cell>
          <table:table-cell office:value-type="float" office:value="138.5" calcext:value-type="float">
            <text:p>138.5</text:p>
          </table:table-cell>
          <table:table-cell office:value-type="float" office:value="126.5" calcext:value-type="float">
            <text:p>126.5</text:p>
          </table:table-cell>
          <table:table-cell office:value-type="float" office:value="126.8" calcext:value-type="float">
            <text:p>126.8</text:p>
          </table:table-cell>
          <table:table-cell office:value-type="float" office:value="97.3" calcext:value-type="float">
            <text:p>97.3</text:p>
          </table:table-cell>
          <table:table-cell office:value-type="float" office:value="130.3" calcext:value-type="float">
            <text:p>130.3</text:p>
          </table:table-cell>
          <table:table-cell office:value-type="float" office:value="110.7" calcext:value-type="float">
            <text:p>110.7</text:p>
          </table:table-cell>
          <table:table-cell office:value-type="float" office:value="117.3" calcext:value-type="float">
            <text:p>117.3</text:p>
          </table:table-cell>
          <table:table-cell office:value-type="float" office:value="163.1" calcext:value-type="float">
            <text:p>163.1</text:p>
          </table:table-cell>
          <table:table-cell office:value-type="float" office:value="121.3" calcext:value-type="float">
            <text:p>121.3</text:p>
          </table:table-cell>
          <table:table-cell office:value-type="float" office:value="139.6" calcext:value-type="float">
            <text:p>139.6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float" office:value="0.277816414833069" calcext:value-type="float">
            <text:p>0.277816414833069</text:p>
          </table:table-cell>
          <table:table-cell office:value-type="float" office:value="0.28880974650383" calcext:value-type="float">
            <text:p>0.28880974650383</text:p>
          </table:table-cell>
          <table:table-cell office:value-type="float" office:value="0.618281483650208" calcext:value-type="float">
            <text:p>0.618281483650208</text:p>
          </table:table-cell>
          <table:table-cell office:value-type="float" office:value="0.346768319606781" calcext:value-type="float">
            <text:p>0.346768319606781</text:p>
          </table:table-cell>
          <table:table-cell office:value-type="float" office:value="0.362905710935593" calcext:value-type="float">
            <text:p>0.362905710935593</text:p>
          </table:table-cell>
          <table:table-cell office:value-type="float" office:value="0.206044688820839" calcext:value-type="float">
            <text:p>0.206044688820839</text:p>
          </table:table-cell>
          <table:table-cell office:value-type="float" office:value="0.341286182403564" calcext:value-type="float">
            <text:p>0.341286182403564</text:p>
          </table:table-cell>
          <table:table-cell office:value-type="float" office:value="0.269086956977844" calcext:value-type="float">
            <text:p>0.269086956977844</text:p>
          </table:table-cell>
          <table:table-cell office:value-type="float" office:value="0.412320911884308" calcext:value-type="float">
            <text:p>0.412320911884308</text:p>
          </table:table-cell>
          <table:table-cell office:value-type="float" office:value="0.309474885463715" calcext:value-type="float">
            <text:p>0.309474885463715</text:p>
          </table:table-cell>
          <table:table-cell office:value-type="float" office:value="0.519278526306152" calcext:value-type="float">
            <text:p>0.519278526306152</text:p>
          </table:table-cell>
          <table:table-cell office:value-type="float" office:value="0.361463338136673" calcext:value-type="float">
            <text:p>0.361463338136673</text:p>
          </table:table-cell>
          <table:table-cell office:value-type="float" office:value="0.393681347370148" calcext:value-type="float">
            <text:p>0.393681347370148</text:p>
          </table:table-cell>
          <table:table-cell office:value-type="float" office:value="0.407854437828064" calcext:value-type="float">
            <text:p>0.407854437828064</text:p>
          </table:table-cell>
          <table:table-cell office:value-type="float" office:value="0.60321307182312" calcext:value-type="float">
            <text:p>0.60321307182312</text:p>
          </table:table-cell>
          <table:table-cell office:value-type="float" office:value="0.216292127966881" calcext:value-type="float">
            <text:p>0.216292127966881</text:p>
          </table:table-cell>
          <table:table-cell office:value-type="float" office:value="0.407387226819992" calcext:value-type="float">
            <text:p>0.407387226819992</text:p>
          </table:table-cell>
          <table:table-cell office:value-type="float" office:value="0.246617913246155" calcext:value-type="float">
            <text:p>0.246617913246155</text:p>
          </table:table-cell>
          <table:table-cell office:value-type="float" office:value="0.173777401447296" calcext:value-type="float">
            <text:p>0.173777401447296</text:p>
          </table:table-cell>
          <table:table-cell office:value-type="float" office:value="0.306400328874588" calcext:value-type="float">
            <text:p>0.306400328874588</text:p>
          </table:table-cell>
          <table:table-cell office:value-type="float" office:value="0.323204427957535" calcext:value-type="float">
            <text:p>0.323204427957535</text:p>
          </table:table-cell>
          <table:table-cell office:value-type="float" office:value="0.153824657201767" calcext:value-type="float">
            <text:p>0.153824657201767</text:p>
          </table:table-cell>
          <table:table-cell office:value-type="float" office:value="0.222621589899063" calcext:value-type="float">
            <text:p>0.222621589899063</text:p>
          </table:table-cell>
          <table:table-cell office:value-type="float" office:value="0.336652934551239" calcext:value-type="float">
            <text:p>0.336652934551239</text:p>
          </table:table-cell>
          <table:table-cell office:value-type="float" office:value="0.199036970734596" calcext:value-type="float">
            <text:p>0.199036970734596</text:p>
          </table:table-cell>
          <table:table-cell office:value-type="float" office:value="0.121186539530754" calcext:value-type="float">
            <text:p>0.121186539530754</text:p>
          </table:table-cell>
          <table:table-cell office:value-type="float" office:value="0.235975533723831" calcext:value-type="float">
            <text:p>0.235975533723831</text:p>
          </table:table-cell>
          <table:table-cell office:value-type="float" office:value="0.224414646625519" calcext:value-type="float">
            <text:p>0.224414646625519</text:p>
          </table:table-cell>
          <table:table-cell office:value-type="float" office:value="0.286276280879974" calcext:value-type="float">
            <text:p>0.286276280879974</text:p>
          </table:table-cell>
          <table:table-cell office:value-type="float" office:value="0.250864624977112" calcext:value-type="float">
            <text:p>0.250864624977112</text:p>
          </table:table-cell>
          <table:table-cell office:value-type="float" office:value="0.209315836429596" calcext:value-type="float">
            <text:p>0.209315836429596</text:p>
          </table:table-cell>
          <table:table-cell office:value-type="float" office:value="0.240748196840286" calcext:value-type="float">
            <text:p>0.240748196840286</text:p>
          </table:table-cell>
          <table:table-cell office:value-type="float" office:value="0.229363024234772" calcext:value-type="float">
            <text:p>0.229363024234772</text:p>
          </table:table-cell>
          <table:table-cell office:value-type="float" office:value="0.249027356505394" calcext:value-type="float">
            <text:p>0.249027356505394</text:p>
          </table:table-cell>
          <table:table-cell office:value-type="float" office:value="0.250246971845627" calcext:value-type="float">
            <text:p>0.250246971845627</text:p>
          </table:table-cell>
          <table:table-cell office:value-type="float" office:value="0.165443986654282" calcext:value-type="float">
            <text:p>0.165443986654282</text:p>
          </table:table-cell>
          <table:table-cell office:value-type="float" office:value="0.176622778177261" calcext:value-type="float">
            <text:p>0.176622778177261</text:p>
          </table:table-cell>
          <table:table-cell office:value-type="float" office:value="0.254868447780609" calcext:value-type="float">
            <text:p>0.254868447780609</text:p>
          </table:table-cell>
          <table:table-cell office:value-type="float" office:value="0.32172030210495" calcext:value-type="float">
            <text:p>0.32172030210495</text:p>
          </table:table-cell>
          <table:table-cell office:value-type="float" office:value="0.174717858433723" calcext:value-type="float">
            <text:p>0.174717858433723</text:p>
          </table:table-cell>
          <table:table-cell office:value-type="float" office:value="0.286518454551697" calcext:value-type="float">
            <text:p>0.286518454551697</text:p>
          </table:table-cell>
          <table:table-cell office:value-type="float" office:value="0.178177177906036" calcext:value-type="float">
            <text:p>0.178177177906036</text:p>
          </table:table-cell>
          <table:table-cell office:value-type="float" office:value="0.150185033679008" calcext:value-type="float">
            <text:p>0.150185033679008</text:p>
          </table:table-cell>
          <table:table-cell office:value-type="float" office:value="0.200998678803444" calcext:value-type="float">
            <text:p>0.200998678803444</text:p>
          </table:table-cell>
          <table:table-cell office:value-type="float" office:value="0.18843574821949" calcext:value-type="float">
            <text:p>0.18843574821949</text:p>
          </table:table-cell>
          <table:table-cell office:value-type="float" office:value="0.0922091901302338" calcext:value-type="float">
            <text:p>0.092209190130234</text:p>
          </table:table-cell>
          <table:table-cell office:value-type="float" office:value="0.253811597824097" calcext:value-type="float">
            <text:p>0.253811597824097</text:p>
          </table:table-cell>
          <table:table-cell office:value-type="float" office:value="0.163879498839378" calcext:value-type="float">
            <text:p>0.163879498839378</text:p>
          </table:table-cell>
          <table:table-cell office:value-type="float" office:value="0.237041354179382" calcext:value-type="float">
            <text:p>0.237041354179382</text:p>
          </table:table-cell>
          <table:table-cell office:value-type="float" office:value="0.220226466655731" calcext:value-type="float">
            <text:p>0.220226466655731</text:p>
          </table:table-cell>
          <table:table-cell office:value-type="float" office:value="0.214610621333122" calcext:value-type="float">
            <text:p>0.214610621333122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float" office:value="1599.78511214256" calcext:value-type="float">
            <text:p>1599.78511214256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3.1" calcext:value-type="float">
            <text:p>13.1</text:p>
          </table:table-cell>
          <table:table-cell office:value-type="float" office:value="15" calcext:value-type="float">
            <text:p>15</text:p>
          </table:table-cell>
          <table:table-cell office:value-type="float" office:value="18.7" calcext:value-type="float">
            <text:p>18.7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23.4" calcext:value-type="float">
            <text:p>23.4</text:p>
          </table:table-cell>
          <table:table-cell office:value-type="float" office:value="32.5" calcext:value-type="float">
            <text:p>32.5</text:p>
          </table:table-cell>
          <table:table-cell office:value-type="float" office:value="27.4" calcext:value-type="float">
            <text:p>27.4</text:p>
          </table:table-cell>
          <table:table-cell office:value-type="float" office:value="41.6" calcext:value-type="float">
            <text:p>41.6</text:p>
          </table:table-cell>
          <table:table-cell office:value-type="float" office:value="56.7" calcext:value-type="float">
            <text:p>56.7</text:p>
          </table:table-cell>
          <table:table-cell office:value-type="float" office:value="65.3" calcext:value-type="float">
            <text:p>65.3</text:p>
          </table:table-cell>
          <table:table-cell office:value-type="float" office:value="105.2" calcext:value-type="float">
            <text:p>105.2</text:p>
          </table:table-cell>
          <table:table-cell office:value-type="float" office:value="139.5" calcext:value-type="float">
            <text:p>139.5</text:p>
          </table:table-cell>
          <table:table-cell office:value-type="float" office:value="132.3" calcext:value-type="float">
            <text:p>132.3</text:p>
          </table:table-cell>
          <table:table-cell office:value-type="float" office:value="118.1" calcext:value-type="float">
            <text:p>118.1</text:p>
          </table:table-cell>
          <table:table-cell office:value-type="float" office:value="150.1" calcext:value-type="float">
            <text:p>150.1</text:p>
          </table:table-cell>
          <table:table-cell office:value-type="float" office:value="93.7" calcext:value-type="float">
            <text:p>93.7</text:p>
          </table:table-cell>
          <table:table-cell office:value-type="float" office:value="165.6" calcext:value-type="float">
            <text:p>165.6</text:p>
          </table:table-cell>
          <table:table-cell office:value-type="float" office:value="142.6" calcext:value-type="float">
            <text:p>142.6</text:p>
          </table:table-cell>
          <table:table-cell office:value-type="float" office:value="118.7" calcext:value-type="float">
            <text:p>118.7</text:p>
          </table:table-cell>
          <table:table-cell office:value-type="float" office:value="103.4" calcext:value-type="float">
            <text:p>103.4</text:p>
          </table:table-cell>
          <table:table-cell office:value-type="float" office:value="141.6" calcext:value-type="float">
            <text:p>141.6</text:p>
          </table:table-cell>
          <table:table-cell office:value-type="float" office:value="128.1" calcext:value-type="float">
            <text:p>128.1</text:p>
          </table:table-cell>
          <table:table-cell office:value-type="float" office:value="123.5" calcext:value-type="float">
            <text:p>123.5</text:p>
          </table:table-cell>
          <table:table-cell office:value-type="float" office:value="76.3" calcext:value-type="float">
            <text:p>76.3</text:p>
          </table:table-cell>
          <table:table-cell office:value-type="float" office:value="124" calcext:value-type="float">
            <text:p>124</text:p>
          </table:table-cell>
          <table:table-cell office:value-type="float" office:value="167.5" calcext:value-type="float">
            <text:p>167.5</text:p>
          </table:table-cell>
          <table:table-cell office:value-type="float" office:value="130.3" calcext:value-type="float">
            <text:p>130.3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75.4" calcext:value-type="float">
            <text:p>175.4</text:p>
          </table:table-cell>
          <table:table-cell office:value-type="float" office:value="155.3" calcext:value-type="float">
            <text:p>155.3</text:p>
          </table:table-cell>
          <table:table-cell office:value-type="float" office:value="165" calcext:value-type="float">
            <text:p>165</text:p>
          </table:table-cell>
          <table:table-cell office:value-type="float" office:value="131.4" calcext:value-type="float">
            <text:p>131.4</text:p>
          </table:table-cell>
          <table:table-cell office:value-type="float" office:value="152" calcext:value-type="float">
            <text:p>152</text:p>
          </table:table-cell>
          <table:table-cell office:value-type="float" office:value="157.5" calcext:value-type="float">
            <text:p>157.5</text:p>
          </table:table-cell>
          <table:table-cell office:value-type="float" office:value="173.2" calcext:value-type="float">
            <text:p>173.2</text:p>
          </table:table-cell>
          <table:table-cell office:value-type="float" office:value="91.3" calcext:value-type="float">
            <text:p>91.3</text:p>
          </table:table-cell>
          <table:table-cell office:value-type="float" office:value="155.3" calcext:value-type="float">
            <text:p>155.3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float" office:value="0.936787605285644" calcext:value-type="float">
            <text:p>0.936787605285644</text:p>
          </table:table-cell>
          <table:table-cell office:value-type="float" office:value="0.624724626541138" calcext:value-type="float">
            <text:p>0.624724626541138</text:p>
          </table:table-cell>
          <table:table-cell office:value-type="float" office:value="0.523688197135925" calcext:value-type="float">
            <text:p>0.523688197135925</text:p>
          </table:table-cell>
          <table:table-cell office:value-type="float" office:value="0.35600620508194" calcext:value-type="float">
            <text:p>0.35600620508194</text:p>
          </table:table-cell>
          <table:table-cell office:value-type="float" office:value="0.425544619560242" calcext:value-type="float">
            <text:p>0.425544619560242</text:p>
          </table:table-cell>
          <table:table-cell office:value-type="float" office:value="0.40801927447319" calcext:value-type="float">
            <text:p>0.40801927447319</text:p>
          </table:table-cell>
          <table:table-cell office:value-type="float" office:value="0.333595395088196" calcext:value-type="float">
            <text:p>0.333595395088196</text:p>
          </table:table-cell>
          <table:table-cell office:value-type="float" office:value="0.5674968957901" calcext:value-type="float">
            <text:p>0.5674968957901</text:p>
          </table:table-cell>
          <table:table-cell office:value-type="float" office:value="0.553210258483887" calcext:value-type="float">
            <text:p>0.553210258483887</text:p>
          </table:table-cell>
          <table:table-cell office:value-type="float" office:value="0.651170015335083" calcext:value-type="float">
            <text:p>0.651170015335083</text:p>
          </table:table-cell>
          <table:table-cell office:value-type="float" office:value="0.450843930244446" calcext:value-type="float">
            <text:p>0.450843930244446</text:p>
          </table:table-cell>
          <table:table-cell office:value-type="float" office:value="0.424719721078873" calcext:value-type="float">
            <text:p>0.424719721078873</text:p>
          </table:table-cell>
          <table:table-cell office:value-type="float" office:value="0.321677327156067" calcext:value-type="float">
            <text:p>0.321677327156067</text:p>
          </table:table-cell>
          <table:table-cell office:value-type="float" office:value="0.419897586107254" calcext:value-type="float">
            <text:p>0.419897586107254</text:p>
          </table:table-cell>
          <table:table-cell office:value-type="float" office:value="0.40560793876648" calcext:value-type="float">
            <text:p>0.40560793876648</text:p>
          </table:table-cell>
          <table:table-cell office:value-type="float" office:value="0.556940674781799" calcext:value-type="float">
            <text:p>0.556940674781799</text:p>
          </table:table-cell>
          <table:table-cell office:value-type="float" office:value="0.419365108013153" calcext:value-type="float">
            <text:p>0.419365108013153</text:p>
          </table:table-cell>
          <table:table-cell office:value-type="float" office:value="0.462484657764435" calcext:value-type="float">
            <text:p>0.462484657764435</text:p>
          </table:table-cell>
          <table:table-cell office:value-type="float" office:value="0.44646555185318" calcext:value-type="float">
            <text:p>0.44646555185318</text:p>
          </table:table-cell>
          <table:table-cell office:value-type="float" office:value="0.42049840092659" calcext:value-type="float">
            <text:p>0.42049840092659</text:p>
          </table:table-cell>
          <table:table-cell office:value-type="float" office:value="0.430229783058167" calcext:value-type="float">
            <text:p>0.430229783058167</text:p>
          </table:table-cell>
          <table:table-cell office:value-type="float" office:value="0.374092668294907" calcext:value-type="float">
            <text:p>0.374092668294907</text:p>
          </table:table-cell>
          <table:table-cell office:value-type="float" office:value="0.300258159637451" calcext:value-type="float">
            <text:p>0.300258159637451</text:p>
          </table:table-cell>
          <table:table-cell office:value-type="float" office:value="0.396192938089371" calcext:value-type="float">
            <text:p>0.396192938089371</text:p>
          </table:table-cell>
          <table:table-cell office:value-type="float" office:value="0.509915590286255" calcext:value-type="float">
            <text:p>0.509915590286255</text:p>
          </table:table-cell>
          <table:table-cell office:value-type="float" office:value="0.350600600242615" calcext:value-type="float">
            <text:p>0.350600600242615</text:p>
          </table:table-cell>
          <table:table-cell office:value-type="float" office:value="0.283119440078735" calcext:value-type="float">
            <text:p>0.283119440078735</text:p>
          </table:table-cell>
          <table:table-cell office:value-type="float" office:value="0.253622651100159" calcext:value-type="float">
            <text:p>0.253622651100159</text:p>
          </table:table-cell>
          <table:table-cell office:value-type="float" office:value="0.324720680713654" calcext:value-type="float">
            <text:p>0.324720680713654</text:p>
          </table:table-cell>
          <table:table-cell office:value-type="float" office:value="0.341828465461731" calcext:value-type="float">
            <text:p>0.341828465461731</text:p>
          </table:table-cell>
          <table:table-cell office:value-type="float" office:value="0.269595921039581" calcext:value-type="float">
            <text:p>0.269595921039581</text:p>
          </table:table-cell>
          <table:table-cell office:value-type="float" office:value="0.193915814161301" calcext:value-type="float">
            <text:p>0.193915814161301</text:p>
          </table:table-cell>
          <table:table-cell office:value-type="float" office:value="0.311934500932693" calcext:value-type="float">
            <text:p>0.311934500932693</text:p>
          </table:table-cell>
          <table:table-cell office:value-type="float" office:value="0.162858068943024" calcext:value-type="float">
            <text:p>0.162858068943024</text:p>
          </table:table-cell>
          <table:table-cell office:value-type="float" office:value="0.279494345188141" calcext:value-type="float">
            <text:p>0.279494345188141</text:p>
          </table:table-cell>
          <table:table-cell office:value-type="float" office:value="0.234886184334755" calcext:value-type="float">
            <text:p>0.234886184334755</text:p>
          </table:table-cell>
          <table:table-cell office:value-type="float" office:value="0.324773460626602" calcext:value-type="float">
            <text:p>0.324773460626602</text:p>
          </table:table-cell>
          <table:table-cell office:value-type="float" office:value="0.249017432332039" calcext:value-type="float">
            <text:p>0.249017432332039</text:p>
          </table:table-cell>
          <table:table-cell office:value-type="float" office:value="0.174525916576386" calcext:value-type="float">
            <text:p>0.174525916576386</text:p>
          </table:table-cell>
          <table:table-cell office:value-type="float" office:value="0.218805208802223" calcext:value-type="float">
            <text:p>0.218805208802223</text:p>
          </table:table-cell>
          <table:table-cell office:value-type="float" office:value="0.24173167347908" calcext:value-type="float">
            <text:p>0.24173167347908</text:p>
          </table:table-cell>
          <table:table-cell office:value-type="float" office:value="0.271850436925888" calcext:value-type="float">
            <text:p>0.271850436925888</text:p>
          </table:table-cell>
          <table:table-cell office:value-type="float" office:value="0.234610855579376" calcext:value-type="float">
            <text:p>0.234610855579376</text:p>
          </table:table-cell>
          <table:table-cell office:value-type="float" office:value="0.223949253559113" calcext:value-type="float">
            <text:p>0.223949253559113</text:p>
          </table:table-cell>
          <table:table-cell office:value-type="float" office:value="0.134163528680801" calcext:value-type="float">
            <text:p>0.134163528680801</text:p>
          </table:table-cell>
          <table:table-cell office:value-type="float" office:value="0.159069418907166" calcext:value-type="float">
            <text:p>0.159069418907166</text:p>
          </table:table-cell>
          <table:table-cell office:value-type="float" office:value="0.252031058073044" calcext:value-type="float">
            <text:p>0.252031058073044</text:p>
          </table:table-cell>
          <table:table-cell office:value-type="float" office:value="0.125834584236145" calcext:value-type="float">
            <text:p>0.125834584236145</text:p>
          </table:table-cell>
          <table:table-cell office:value-type="float" office:value="0.228353127837181" calcext:value-type="float">
            <text:p>0.228353127837181</text:p>
          </table:table-cell>
          <table:table-cell office:value-type="float" office:value="0.211683988571167" calcext:value-type="float">
            <text:p>0.211683988571167</text:p>
          </table:table-cell>
          <table:table-cell office:value-type="float" office:value="0.273734360933304" calcext:value-type="float">
            <text:p>0.273734360933304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float" office:value="1565.20425128937" calcext:value-type="float">
            <text:p>1565.20425128937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.3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10.7" calcext:value-type="float">
            <text:p>10.7</text:p>
          </table:table-cell>
          <table:table-cell office:value-type="float" office:value="9.5" calcext:value-type="float">
            <text:p>9.5</text:p>
          </table:table-cell>
          <table:table-cell office:value-type="float" office:value="12.8" calcext:value-type="float">
            <text:p>12.8</text:p>
          </table:table-cell>
          <table:table-cell office:value-type="float" office:value="15.3" calcext:value-type="float">
            <text:p>15.3</text:p>
          </table:table-cell>
          <table:table-cell office:value-type="float" office:value="153.9" calcext:value-type="float">
            <text:p>153.9</text:p>
          </table:table-cell>
          <table:table-cell office:value-type="float" office:value="190.9" calcext:value-type="float">
            <text:p>190.9</text:p>
          </table:table-cell>
          <table:table-cell office:value-type="float" office:value="23.2" calcext:value-type="float">
            <text:p>23.2</text:p>
          </table:table-cell>
          <table:table-cell office:value-type="float" office:value="26.5" calcext:value-type="float">
            <text:p>26.5</text:p>
          </table:table-cell>
          <table:table-cell office:value-type="float" office:value="51.2" calcext:value-type="float">
            <text:p>51.2</text:p>
          </table:table-cell>
          <table:table-cell office:value-type="float" office:value="37.3" calcext:value-type="float">
            <text:p>37.3</text:p>
          </table:table-cell>
          <table:table-cell office:value-type="float" office:value="101.5" calcext:value-type="float">
            <text:p>101.5</text:p>
          </table:table-cell>
          <table:table-cell office:value-type="float" office:value="98" calcext:value-type="float">
            <text:p>98</text:p>
          </table:table-cell>
          <table:table-cell office:value-type="float" office:value="86.2" calcext:value-type="float">
            <text:p>86.2</text:p>
          </table:table-cell>
          <table:table-cell office:value-type="float" office:value="78.4" calcext:value-type="float">
            <text:p>78.4</text:p>
          </table:table-cell>
          <table:table-cell office:value-type="float" office:value="71.1" calcext:value-type="float">
            <text:p>71.1</text:p>
          </table:table-cell>
          <table:table-cell office:value-type="float" office:value="84.3" calcext:value-type="float">
            <text:p>84.3</text:p>
          </table:table-cell>
          <table:table-cell office:value-type="float" office:value="71.9" calcext:value-type="float">
            <text:p>71.9</text:p>
          </table:table-cell>
          <table:table-cell office:value-type="float" office:value="78" calcext:value-type="float">
            <text:p>78</text:p>
          </table:table-cell>
          <table:table-cell office:value-type="float" office:value="97.3" calcext:value-type="float">
            <text:p>97.3</text:p>
          </table:table-cell>
          <table:table-cell office:value-type="float" office:value="82.3" calcext:value-type="float">
            <text:p>82.3</text:p>
          </table:table-cell>
          <table:table-cell office:value-type="float" office:value="171.3" calcext:value-type="float">
            <text:p>171.3</text:p>
          </table:table-cell>
          <table:table-cell office:value-type="float" office:value="181.5" calcext:value-type="float">
            <text:p>181.5</text:p>
          </table:table-cell>
          <table:table-cell office:value-type="float" office:value="174.3" calcext:value-type="float">
            <text:p>174.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58.9" calcext:value-type="float">
            <text:p>158.9</text:p>
          </table:table-cell>
          <table:table-cell office:value-type="float" office:value="133.9" calcext:value-type="float">
            <text:p>133.9</text:p>
          </table:table-cell>
          <table:table-cell office:value-type="float" office:value="148.6" calcext:value-type="float">
            <text:p>148.6</text:p>
          </table:table-cell>
          <table:table-cell office:value-type="float" office:value="177.2" calcext:value-type="float">
            <text:p>177.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4.3" calcext:value-type="float">
            <text:p>184.3</text:p>
          </table:table-cell>
          <table:table-cell office:value-type="float" office:value="179.8" calcext:value-type="float">
            <text:p>179.8</text:p>
          </table:table-cell>
          <table:table-cell office:value-type="float" office:value="169.2" calcext:value-type="float">
            <text:p>169.2</text:p>
          </table:table-cell>
          <table:table-cell office:value-type="float" office:value="175.2" calcext:value-type="float">
            <text:p>175.2</text:p>
          </table:table-cell>
          <table:table-cell office:value-type="float" office:value="147.1" calcext:value-type="float">
            <text:p>147.1</text:p>
          </table:table-cell>
          <table:table-cell office:value-type="float" office:value="156" calcext:value-type="float">
            <text:p>156</text:p>
          </table:table-cell>
          <table:table-cell office:value-type="float" office:value="149.4" calcext:value-type="float">
            <text:p>149.4</text:p>
          </table:table-cell>
          <table:table-cell office:value-type="float" office:value="155.8" calcext:value-type="float">
            <text:p>155.8</text:p>
          </table:table-cell>
          <table:table-cell office:value-type="float" office:value="135.1" calcext:value-type="float">
            <text:p>135.1</text:p>
          </table:table-cell>
          <table:table-cell office:value-type="float" office:value="153.6" calcext:value-type="float">
            <text:p>153.6</text:p>
          </table:table-cell>
          <table:table-cell office:value-type="float" office:value="157.2" calcext:value-type="float">
            <text:p>157.2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2" calcext:value-type="float">
            <text:p>150.2</text:p>
          </table:table-cell>
          <table:table-cell office:value-type="float" office:value="128" calcext:value-type="float">
            <text:p>128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0.512234389781952" calcext:value-type="float">
            <text:p>0.512234389781952</text:p>
          </table:table-cell>
          <table:table-cell office:value-type="float" office:value="0.439559936523438" calcext:value-type="float">
            <text:p>0.439559936523438</text:p>
          </table:table-cell>
          <table:table-cell office:value-type="float" office:value="0.566318809986115" calcext:value-type="float">
            <text:p>0.566318809986115</text:p>
          </table:table-cell>
          <table:table-cell office:value-type="float" office:value="0.336453974246979" calcext:value-type="float">
            <text:p>0.336453974246979</text:p>
          </table:table-cell>
          <table:table-cell office:value-type="float" office:value="0.483717679977417" calcext:value-type="float">
            <text:p>0.483717679977417</text:p>
          </table:table-cell>
          <table:table-cell office:value-type="float" office:value="0.552363574504852" calcext:value-type="float">
            <text:p>0.552363574504852</text:p>
          </table:table-cell>
          <table:table-cell office:value-type="float" office:value="0.409049272537231" calcext:value-type="float">
            <text:p>0.409049272537231</text:p>
          </table:table-cell>
          <table:table-cell office:value-type="float" office:value="0.450242638587952" calcext:value-type="float">
            <text:p>0.450242638587952</text:p>
          </table:table-cell>
          <table:table-cell office:value-type="float" office:value="0.41574102640152" calcext:value-type="float">
            <text:p>0.41574102640152</text:p>
          </table:table-cell>
          <table:table-cell office:value-type="float" office:value="0.275879085063934" calcext:value-type="float">
            <text:p>0.275879085063934</text:p>
          </table:table-cell>
          <table:table-cell office:value-type="float" office:value="0.390783309936523" calcext:value-type="float">
            <text:p>0.390783309936523</text:p>
          </table:table-cell>
          <table:table-cell office:value-type="float" office:value="0.436693429946899" calcext:value-type="float">
            <text:p>0.436693429946899</text:p>
          </table:table-cell>
          <table:table-cell office:value-type="float" office:value="0.349673628807068" calcext:value-type="float">
            <text:p>0.349673628807068</text:p>
          </table:table-cell>
          <table:table-cell office:value-type="float" office:value="0.408714413642883" calcext:value-type="float">
            <text:p>0.408714413642883</text:p>
          </table:table-cell>
          <table:table-cell office:value-type="float" office:value="0.413651406764984" calcext:value-type="float">
            <text:p>0.413651406764984</text:p>
          </table:table-cell>
          <table:table-cell office:value-type="float" office:value="0.21354129910469" calcext:value-type="float">
            <text:p>0.21354129910469</text:p>
          </table:table-cell>
          <table:table-cell office:value-type="float" office:value="0.222234964370728" calcext:value-type="float">
            <text:p>0.222234964370728</text:p>
          </table:table-cell>
          <table:table-cell office:value-type="float" office:value="0.292384654283524" calcext:value-type="float">
            <text:p>0.292384654283524</text:p>
          </table:table-cell>
          <table:table-cell office:value-type="float" office:value="0.243936464190483" calcext:value-type="float">
            <text:p>0.243936464190483</text:p>
          </table:table-cell>
          <table:table-cell office:value-type="float" office:value="0.159800529479981" calcext:value-type="float">
            <text:p>0.159800529479981</text:p>
          </table:table-cell>
          <table:table-cell office:value-type="float" office:value="0.184185937047005" calcext:value-type="float">
            <text:p>0.184185937047005</text:p>
          </table:table-cell>
          <table:table-cell office:value-type="float" office:value="0.233476400375366" calcext:value-type="float">
            <text:p>0.233476400375366</text:p>
          </table:table-cell>
          <table:table-cell office:value-type="float" office:value="0.220055043697357" calcext:value-type="float">
            <text:p>0.220055043697357</text:p>
          </table:table-cell>
          <table:table-cell office:value-type="float" office:value="0.201225101947784" calcext:value-type="float">
            <text:p>0.201225101947784</text:p>
          </table:table-cell>
          <table:table-cell office:value-type="float" office:value="0.253554284572601" calcext:value-type="float">
            <text:p>0.253554284572601</text:p>
          </table:table-cell>
          <table:table-cell office:value-type="float" office:value="0.274029642343521" calcext:value-type="float">
            <text:p>0.274029642343521</text:p>
          </table:table-cell>
          <table:table-cell office:value-type="float" office:value="0.225385680794716" calcext:value-type="float">
            <text:p>0.225385680794716</text:p>
          </table:table-cell>
          <table:table-cell office:value-type="float" office:value="0.226338505744934" calcext:value-type="float">
            <text:p>0.226338505744934</text:p>
          </table:table-cell>
          <table:table-cell office:value-type="float" office:value="0.20506440103054" calcext:value-type="float">
            <text:p>0.20506440103054</text:p>
          </table:table-cell>
          <table:table-cell office:value-type="float" office:value="0.212603807449341" calcext:value-type="float">
            <text:p>0.212603807449341</text:p>
          </table:table-cell>
          <table:table-cell office:value-type="float" office:value="0.13215634226799" calcext:value-type="float">
            <text:p>0.13215634226799</text:p>
          </table:table-cell>
          <table:table-cell office:value-type="float" office:value="0.213615030050278" calcext:value-type="float">
            <text:p>0.213615030050278</text:p>
          </table:table-cell>
          <table:table-cell office:value-type="float" office:value="0.220303624868393" calcext:value-type="float">
            <text:p>0.220303624868393</text:p>
          </table:table-cell>
          <table:table-cell office:value-type="float" office:value="0.159994781017303" calcext:value-type="float">
            <text:p>0.159994781017303</text:p>
          </table:table-cell>
          <table:table-cell office:value-type="float" office:value="0.202415943145752" calcext:value-type="float">
            <text:p>0.202415943145752</text:p>
          </table:table-cell>
          <table:table-cell office:value-type="float" office:value="0.208306461572647" calcext:value-type="float">
            <text:p>0.208306461572647</text:p>
          </table:table-cell>
          <table:table-cell office:value-type="float" office:value="0.255715608596802" calcext:value-type="float">
            <text:p>0.255715608596802</text:p>
          </table:table-cell>
          <table:table-cell office:value-type="float" office:value="0.156281799077988" calcext:value-type="float">
            <text:p>0.156281799077988</text:p>
          </table:table-cell>
          <table:table-cell office:value-type="float" office:value="0.159988030791283" calcext:value-type="float">
            <text:p>0.159988030791283</text:p>
          </table:table-cell>
          <table:table-cell office:value-type="float" office:value="0.107376396656036" calcext:value-type="float">
            <text:p>0.107376396656036</text:p>
          </table:table-cell>
          <table:table-cell office:value-type="float" office:value="0.133291706442833" calcext:value-type="float">
            <text:p>0.133291706442833</text:p>
          </table:table-cell>
          <table:table-cell office:value-type="float" office:value="0.121741347014904" calcext:value-type="float">
            <text:p>0.121741347014904</text:p>
          </table:table-cell>
          <table:table-cell office:value-type="float" office:value="0.113002985715866" calcext:value-type="float">
            <text:p>0.113002985715866</text:p>
          </table:table-cell>
          <table:table-cell office:value-type="float" office:value="0.164565533399582" calcext:value-type="float">
            <text:p>0.164565533399582</text:p>
          </table:table-cell>
          <table:table-cell office:value-type="float" office:value="0.0936541855335236" calcext:value-type="float">
            <text:p>0.093654185533524</text:p>
          </table:table-cell>
          <table:table-cell office:value-type="float" office:value="0.0877337232232094" calcext:value-type="float">
            <text:p>0.087733723223209</text:p>
          </table:table-cell>
          <table:table-cell office:value-type="float" office:value="0.147328555583954" calcext:value-type="float">
            <text:p>0.147328555583954</text:p>
          </table:table-cell>
          <table:table-cell office:value-type="float" office:value="0.156138122081757" calcext:value-type="float">
            <text:p>0.156138122081757</text:p>
          </table:table-cell>
          <table:table-cell office:value-type="float" office:value="0.144023969769478" calcext:value-type="float">
            <text:p>0.144023969769478</text:p>
          </table:table-cell>
          <table:table-cell office:value-type="float" office:value="0.0948065370321274" calcext:value-type="float">
            <text:p>0.094806537032127</text:p>
          </table:table-cell>
          <table:table-cell office:value-type="float" office:value="0.132924005389214" calcext:value-type="float">
            <text:p>0.132924005389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2:00:45.805788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22:03:38.385724292</dc:date>
    <meta:editing-duration>PT12M34S</meta:editing-duration>
    <meta:editing-cycles>3</meta:editing-cycles>
    <meta:generator>LibreOffice/6.0.7.3$Linux_X86_64 LibreOffice_project/00m0$Build-3</meta:generator>
    <meta:document-statistic meta:table-count="1" meta:cell-count="7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6cm" svg:height="14.265cm" xlink:href=".." xlink:type="simple" chart:class="chart:line" chart:style-name="ch1">
        <chart:legend svg:x="1.666cm" svg:y="12.041cm" style:legend-expansion="custom" chartooo:width="8.611cm" chartooo:height="2.064cm" style:legend-expansion-aspect-ratio="4.17199612403101" chart:style-name="ch2"/>
        <chart:plot-area chart:style-name="ch3" table:cell-range-address="metrics1.A3:metrics1.AY3 metrics1.A5:metrics1.AY5 metrics1.A11:metrics1.AY11 metrics1.A24:metrics1.AY24 metrics1.A18:metrics1.AY18" chart:data-source-has-labels="both" svg:x="1.45cm" svg:y="0.085cm" svg:width="20.133cm" svg:height="11.36cm">
          <chartooo:coordinate-region svg:x="2.177cm" svg:y="0.284cm" svg:width="19.264cm" svg:height="9.976cm"/>
          <chart:axis chart:dimension="x" chart:name="primary-x" chart:style-name="ch4" chartooo:axis-type="auto">
            <chartooo:date-scale/>
            <chart:title svg:x="11.291cm" svg:y="11.639cm" chart:style-name="ch5">
              <text:p>Num Episodes</text:p>
            </chart:title>
            <chart:categories table:cell-range-address="metrics1.A3:metrics1.AY3"/>
          </chart:axis>
          <chart:axis chart:dimension="y" chart:name="primary-y" chart:style-name="ch4">
            <chart:title svg:x="0.45cm" svg:y="7.317cm" chart:style-name="ch6">
              <text:p>Mean-Squared-Error</text:p>
            </chart:title>
            <chart:grid chart:style-name="ch7" chart:class="major"/>
          </chart:axis>
          <chart:series chart:style-name="ch8" chart:values-cell-range-address="metrics1.A5:metrics1.AY5" loext:label-string="&quot;20/5 Neurons&quot;" chart:class="chart:line">
            <chart:data-point chart:repeated="51"/>
          </chart:series>
          <chart:series chart:style-name="ch9" chart:values-cell-range-address="metrics1.A11:metrics1.AY11" loext:label-string="&quot;20/10 Neurons&quot;" chart:class="chart:line">
            <chart:data-point chart:repeated="51"/>
          </chart:series>
          <chart:series chart:style-name="ch10" chart:values-cell-range-address="metrics1.A24:metrics1.AY24" loext:label-string="&quot;10/5 Neurons&quot;" chart:class="chart:line">
            <chart:data-point chart:repeated="51"/>
          </chart:series>
          <chart:series chart:style-name="ch11" chart:values-cell-range-address="metrics1.A18:metrics1.AY18" loext:label-string="&quot;15/5 Neurons&quot;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5 Neurons</text:p>
              </table:table-cell>
              <table:table-cell office:value-type="string">
                <text:p>20/10 Neurons</text:p>
              </table:table-cell>
              <table:table-cell office:value-type="string">
                <text:p>10/5 Neurons</text:p>
              </table:table-cell>
              <table:table-cell office:value-type="string">
                <text:p>15/5 Neuron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trics1.A3:metrics1.AY3</svg:desc>
                </draw:g>
              </table:table-cell>
              <table:table-cell office:value-type="float" office:value="0.49007847905159">
                <text:p>0.49007847905159</text:p>
                <draw:g>
                  <svg:desc>metrics1.A5:metrics1.AY5</svg:desc>
                </draw:g>
              </table:table-cell>
              <table:table-cell office:value-type="float" office:value="0.277816414833069">
                <text:p>0.277816414833069</text:p>
                <draw:g>
                  <svg:desc>metrics1.A11:metrics1.AY11</svg:desc>
                </draw:g>
              </table:table-cell>
              <table:table-cell office:value-type="float" office:value="0.512234389781952">
                <text:p>0.512234389781952</text:p>
                <draw:g>
                  <svg:desc>metrics1.A24:metrics1.AY24</svg:desc>
                </draw:g>
              </table:table-cell>
              <table:table-cell office:value-type="float" office:value="0.936787605285644">
                <text:p>0.936787605285644</text:p>
                <draw:g>
                  <svg:desc>metrics1.A18:metrics1.AY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6398324966431">
                <text:p>0.376398324966431</text:p>
              </table:table-cell>
              <table:table-cell office:value-type="float" office:value="0.28880974650383">
                <text:p>0.28880974650383</text:p>
              </table:table-cell>
              <table:table-cell office:value-type="float" office:value="0.439559936523438">
                <text:p>0.439559936523438</text:p>
              </table:table-cell>
              <table:table-cell office:value-type="float" office:value="0.624724626541138">
                <text:p>0.6247246265411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031217575073">
                <text:p>0.441031217575073</text:p>
              </table:table-cell>
              <table:table-cell office:value-type="float" office:value="0.618281483650208">
                <text:p>0.618281483650208</text:p>
              </table:table-cell>
              <table:table-cell office:value-type="float" office:value="0.566318809986115">
                <text:p>0.566318809986115</text:p>
              </table:table-cell>
              <table:table-cell office:value-type="float" office:value="0.523688197135925">
                <text:p>0.5236881971359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57068383693695">
                <text:p>0.457068383693695</text:p>
              </table:table-cell>
              <table:table-cell office:value-type="float" office:value="0.346768319606781">
                <text:p>0.346768319606781</text:p>
              </table:table-cell>
              <table:table-cell office:value-type="float" office:value="0.336453974246979">
                <text:p>0.336453974246979</text:p>
              </table:table-cell>
              <table:table-cell office:value-type="float" office:value="0.35600620508194">
                <text:p>0.3560062050819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450908929109573">
                <text:p>0.450908929109573</text:p>
              </table:table-cell>
              <table:table-cell office:value-type="float" office:value="0.362905710935593">
                <text:p>0.362905710935593</text:p>
              </table:table-cell>
              <table:table-cell office:value-type="float" office:value="0.483717679977417">
                <text:p>0.483717679977417</text:p>
              </table:table-cell>
              <table:table-cell office:value-type="float" office:value="0.425544619560242">
                <text:p>0.4255446195602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00358402729034">
                <text:p>0.500358402729034</text:p>
              </table:table-cell>
              <table:table-cell office:value-type="float" office:value="0.206044688820839">
                <text:p>0.206044688820839</text:p>
              </table:table-cell>
              <table:table-cell office:value-type="float" office:value="0.552363574504852">
                <text:p>0.552363574504852</text:p>
              </table:table-cell>
              <table:table-cell office:value-type="float" office:value="0.40801927447319">
                <text:p>0.4080192744731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377552777528763">
                <text:p>0.377552777528763</text:p>
              </table:table-cell>
              <table:table-cell office:value-type="float" office:value="0.341286182403564">
                <text:p>0.341286182403564</text:p>
              </table:table-cell>
              <table:table-cell office:value-type="float" office:value="0.409049272537231">
                <text:p>0.409049272537231</text:p>
              </table:table-cell>
              <table:table-cell office:value-type="float" office:value="0.333595395088196">
                <text:p>0.33359539508819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42381143569946">
                <text:p>0.442381143569946</text:p>
              </table:table-cell>
              <table:table-cell office:value-type="float" office:value="0.269086956977844">
                <text:p>0.269086956977844</text:p>
              </table:table-cell>
              <table:table-cell office:value-type="float" office:value="0.450242638587952">
                <text:p>0.450242638587952</text:p>
              </table:table-cell>
              <table:table-cell office:value-type="float" office:value="0.5674968957901">
                <text:p>0.56749689579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56780409812927">
                <text:p>0.356780409812927</text:p>
              </table:table-cell>
              <table:table-cell office:value-type="float" office:value="0.412320911884308">
                <text:p>0.412320911884308</text:p>
              </table:table-cell>
              <table:table-cell office:value-type="float" office:value="0.41574102640152">
                <text:p>0.41574102640152</text:p>
              </table:table-cell>
              <table:table-cell office:value-type="float" office:value="0.553210258483887">
                <text:p>0.5532102584838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61722922325134">
                <text:p>0.261722922325134</text:p>
              </table:table-cell>
              <table:table-cell office:value-type="float" office:value="0.309474885463715">
                <text:p>0.309474885463715</text:p>
              </table:table-cell>
              <table:table-cell office:value-type="float" office:value="0.275879085063934">
                <text:p>0.275879085063934</text:p>
              </table:table-cell>
              <table:table-cell office:value-type="float" office:value="0.651170015335083">
                <text:p>0.6511700153350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35666745901108">
                <text:p>0.335666745901108</text:p>
              </table:table-cell>
              <table:table-cell office:value-type="float" office:value="0.519278526306152">
                <text:p>0.519278526306152</text:p>
              </table:table-cell>
              <table:table-cell office:value-type="float" office:value="0.390783309936523">
                <text:p>0.390783309936523</text:p>
              </table:table-cell>
              <table:table-cell office:value-type="float" office:value="0.450843930244446">
                <text:p>0.45084393024444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98212587833405">
                <text:p>0.298212587833405</text:p>
              </table:table-cell>
              <table:table-cell office:value-type="float" office:value="0.361463338136673">
                <text:p>0.361463338136673</text:p>
              </table:table-cell>
              <table:table-cell office:value-type="float" office:value="0.436693429946899">
                <text:p>0.436693429946899</text:p>
              </table:table-cell>
              <table:table-cell office:value-type="float" office:value="0.424719721078873">
                <text:p>0.42471972107887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317999303340912">
                <text:p>0.317999303340912</text:p>
              </table:table-cell>
              <table:table-cell office:value-type="float" office:value="0.393681347370148">
                <text:p>0.393681347370148</text:p>
              </table:table-cell>
              <table:table-cell office:value-type="float" office:value="0.349673628807068">
                <text:p>0.349673628807068</text:p>
              </table:table-cell>
              <table:table-cell office:value-type="float" office:value="0.321677327156067">
                <text:p>0.3216773271560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235297292470932">
                <text:p>0.235297292470932</text:p>
              </table:table-cell>
              <table:table-cell office:value-type="float" office:value="0.407854437828064">
                <text:p>0.407854437828064</text:p>
              </table:table-cell>
              <table:table-cell office:value-type="float" office:value="0.408714413642883">
                <text:p>0.408714413642883</text:p>
              </table:table-cell>
              <table:table-cell office:value-type="float" office:value="0.419897586107254">
                <text:p>0.41989758610725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269113093614578">
                <text:p>0.269113093614578</text:p>
              </table:table-cell>
              <table:table-cell office:value-type="float" office:value="0.60321307182312">
                <text:p>0.60321307182312</text:p>
              </table:table-cell>
              <table:table-cell office:value-type="float" office:value="0.413651406764984">
                <text:p>0.413651406764984</text:p>
              </table:table-cell>
              <table:table-cell office:value-type="float" office:value="0.40560793876648">
                <text:p>0.405607938766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67955332994461">
                <text:p>0.267955332994461</text:p>
              </table:table-cell>
              <table:table-cell office:value-type="float" office:value="0.216292127966881">
                <text:p>0.216292127966881</text:p>
              </table:table-cell>
              <table:table-cell office:value-type="float" office:value="0.21354129910469">
                <text:p>0.21354129910469</text:p>
              </table:table-cell>
              <table:table-cell office:value-type="float" office:value="0.556940674781799">
                <text:p>0.55694067478179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53035694360733">
                <text:p>0.253035694360733</text:p>
              </table:table-cell>
              <table:table-cell office:value-type="float" office:value="0.407387226819992">
                <text:p>0.407387226819992</text:p>
              </table:table-cell>
              <table:table-cell office:value-type="float" office:value="0.222234964370728">
                <text:p>0.222234964370728</text:p>
              </table:table-cell>
              <table:table-cell office:value-type="float" office:value="0.419365108013153">
                <text:p>0.41936510801315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332272469997406">
                <text:p>0.332272469997406</text:p>
              </table:table-cell>
              <table:table-cell office:value-type="float" office:value="0.246617913246155">
                <text:p>0.246617913246155</text:p>
              </table:table-cell>
              <table:table-cell office:value-type="float" office:value="0.292384654283524">
                <text:p>0.292384654283524</text:p>
              </table:table-cell>
              <table:table-cell office:value-type="float" office:value="0.462484657764435">
                <text:p>0.46248465776443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237844496965408">
                <text:p>0.237844496965408</text:p>
              </table:table-cell>
              <table:table-cell office:value-type="float" office:value="0.173777401447296">
                <text:p>0.173777401447296</text:p>
              </table:table-cell>
              <table:table-cell office:value-type="float" office:value="0.243936464190483">
                <text:p>0.243936464190483</text:p>
              </table:table-cell>
              <table:table-cell office:value-type="float" office:value="0.44646555185318">
                <text:p>0.4464655518531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271846115589142">
                <text:p>0.271846115589142</text:p>
              </table:table-cell>
              <table:table-cell office:value-type="float" office:value="0.306400328874588">
                <text:p>0.306400328874588</text:p>
              </table:table-cell>
              <table:table-cell office:value-type="float" office:value="0.159800529479981">
                <text:p>0.159800529479981</text:p>
              </table:table-cell>
              <table:table-cell office:value-type="float" office:value="0.42049840092659">
                <text:p>0.420498400926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06462526321411">
                <text:p>0.306462526321411</text:p>
              </table:table-cell>
              <table:table-cell office:value-type="float" office:value="0.323204427957535">
                <text:p>0.323204427957535</text:p>
              </table:table-cell>
              <table:table-cell office:value-type="float" office:value="0.184185937047005">
                <text:p>0.184185937047005</text:p>
              </table:table-cell>
              <table:table-cell office:value-type="float" office:value="0.430229783058167">
                <text:p>0.43022978305816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270505726337433">
                <text:p>0.270505726337433</text:p>
              </table:table-cell>
              <table:table-cell office:value-type="float" office:value="0.153824657201767">
                <text:p>0.153824657201767</text:p>
              </table:table-cell>
              <table:table-cell office:value-type="float" office:value="0.233476400375366">
                <text:p>0.233476400375366</text:p>
              </table:table-cell>
              <table:table-cell office:value-type="float" office:value="0.374092668294907">
                <text:p>0.37409266829490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12678641080856">
                <text:p>0.212678641080856</text:p>
              </table:table-cell>
              <table:table-cell office:value-type="float" office:value="0.222621589899063">
                <text:p>0.222621589899063</text:p>
              </table:table-cell>
              <table:table-cell office:value-type="float" office:value="0.220055043697357">
                <text:p>0.220055043697357</text:p>
              </table:table-cell>
              <table:table-cell office:value-type="float" office:value="0.300258159637451">
                <text:p>0.30025815963745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353454411029816">
                <text:p>0.353454411029816</text:p>
              </table:table-cell>
              <table:table-cell office:value-type="float" office:value="0.336652934551239">
                <text:p>0.336652934551239</text:p>
              </table:table-cell>
              <table:table-cell office:value-type="float" office:value="0.201225101947784">
                <text:p>0.201225101947784</text:p>
              </table:table-cell>
              <table:table-cell office:value-type="float" office:value="0.396192938089371">
                <text:p>0.39619293808937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253722190856934">
                <text:p>0.253722190856934</text:p>
              </table:table-cell>
              <table:table-cell office:value-type="float" office:value="0.199036970734596">
                <text:p>0.199036970734596</text:p>
              </table:table-cell>
              <table:table-cell office:value-type="float" office:value="0.253554284572601">
                <text:p>0.253554284572601</text:p>
              </table:table-cell>
              <table:table-cell office:value-type="float" office:value="0.509915590286255">
                <text:p>0.5099155902862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33548247814178">
                <text:p>0.333548247814178</text:p>
              </table:table-cell>
              <table:table-cell office:value-type="float" office:value="0.121186539530754">
                <text:p>0.121186539530754</text:p>
              </table:table-cell>
              <table:table-cell office:value-type="float" office:value="0.274029642343521">
                <text:p>0.274029642343521</text:p>
              </table:table-cell>
              <table:table-cell office:value-type="float" office:value="0.350600600242615">
                <text:p>0.35060060024261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217035472393036">
                <text:p>0.217035472393036</text:p>
              </table:table-cell>
              <table:table-cell office:value-type="float" office:value="0.235975533723831">
                <text:p>0.235975533723831</text:p>
              </table:table-cell>
              <table:table-cell office:value-type="float" office:value="0.225385680794716">
                <text:p>0.225385680794716</text:p>
              </table:table-cell>
              <table:table-cell office:value-type="float" office:value="0.283119440078735">
                <text:p>0.28311944007873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266341626644135">
                <text:p>0.266341626644135</text:p>
              </table:table-cell>
              <table:table-cell office:value-type="float" office:value="0.224414646625519">
                <text:p>0.224414646625519</text:p>
              </table:table-cell>
              <table:table-cell office:value-type="float" office:value="0.226338505744934">
                <text:p>0.226338505744934</text:p>
              </table:table-cell>
              <table:table-cell office:value-type="float" office:value="0.253622651100159">
                <text:p>0.25362265110015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22785958647728">
                <text:p>0.22785958647728</text:p>
              </table:table-cell>
              <table:table-cell office:value-type="float" office:value="0.286276280879974">
                <text:p>0.286276280879974</text:p>
              </table:table-cell>
              <table:table-cell office:value-type="float" office:value="0.20506440103054">
                <text:p>0.20506440103054</text:p>
              </table:table-cell>
              <table:table-cell office:value-type="float" office:value="0.324720680713654">
                <text:p>0.32472068071365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24466061592102">
                <text:p>0.24466061592102</text:p>
              </table:table-cell>
              <table:table-cell office:value-type="float" office:value="0.250864624977112">
                <text:p>0.250864624977112</text:p>
              </table:table-cell>
              <table:table-cell office:value-type="float" office:value="0.212603807449341">
                <text:p>0.212603807449341</text:p>
              </table:table-cell>
              <table:table-cell office:value-type="float" office:value="0.341828465461731">
                <text:p>0.3418284654617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45101845264435">
                <text:p>0.145101845264435</text:p>
              </table:table-cell>
              <table:table-cell office:value-type="float" office:value="0.209315836429596">
                <text:p>0.209315836429596</text:p>
              </table:table-cell>
              <table:table-cell office:value-type="float" office:value="0.13215634226799">
                <text:p>0.13215634226799</text:p>
              </table:table-cell>
              <table:table-cell office:value-type="float" office:value="0.269595921039581">
                <text:p>0.26959592103958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263191699981689">
                <text:p>0.263191699981689</text:p>
              </table:table-cell>
              <table:table-cell office:value-type="float" office:value="0.240748196840286">
                <text:p>0.240748196840286</text:p>
              </table:table-cell>
              <table:table-cell office:value-type="float" office:value="0.213615030050278">
                <text:p>0.213615030050278</text:p>
              </table:table-cell>
              <table:table-cell office:value-type="float" office:value="0.193915814161301">
                <text:p>0.19391581416130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234362304210663">
                <text:p>0.234362304210663</text:p>
              </table:table-cell>
              <table:table-cell office:value-type="float" office:value="0.229363024234772">
                <text:p>0.229363024234772</text:p>
              </table:table-cell>
              <table:table-cell office:value-type="float" office:value="0.220303624868393">
                <text:p>0.220303624868393</text:p>
              </table:table-cell>
              <table:table-cell office:value-type="float" office:value="0.311934500932693">
                <text:p>0.31193450093269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229813516139984">
                <text:p>0.229813516139984</text:p>
              </table:table-cell>
              <table:table-cell office:value-type="float" office:value="0.249027356505394">
                <text:p>0.249027356505394</text:p>
              </table:table-cell>
              <table:table-cell office:value-type="float" office:value="0.159994781017303">
                <text:p>0.159994781017303</text:p>
              </table:table-cell>
              <table:table-cell office:value-type="float" office:value="0.162858068943024">
                <text:p>0.16285806894302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167220503091812">
                <text:p>0.167220503091812</text:p>
              </table:table-cell>
              <table:table-cell office:value-type="float" office:value="0.250246971845627">
                <text:p>0.250246971845627</text:p>
              </table:table-cell>
              <table:table-cell office:value-type="float" office:value="0.202415943145752">
                <text:p>0.202415943145752</text:p>
              </table:table-cell>
              <table:table-cell office:value-type="float" office:value="0.279494345188141">
                <text:p>0.27949434518814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48220852017403">
                <text:p>0.148220852017403</text:p>
              </table:table-cell>
              <table:table-cell office:value-type="float" office:value="0.165443986654282">
                <text:p>0.165443986654282</text:p>
              </table:table-cell>
              <table:table-cell office:value-type="float" office:value="0.208306461572647">
                <text:p>0.208306461572647</text:p>
              </table:table-cell>
              <table:table-cell office:value-type="float" office:value="0.234886184334755">
                <text:p>0.23488618433475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320291221141815">
                <text:p>0.320291221141815</text:p>
              </table:table-cell>
              <table:table-cell office:value-type="float" office:value="0.176622778177261">
                <text:p>0.176622778177261</text:p>
              </table:table-cell>
              <table:table-cell office:value-type="float" office:value="0.255715608596802">
                <text:p>0.255715608596802</text:p>
              </table:table-cell>
              <table:table-cell office:value-type="float" office:value="0.324773460626602">
                <text:p>0.32477346062660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175660371780396">
                <text:p>0.175660371780396</text:p>
              </table:table-cell>
              <table:table-cell office:value-type="float" office:value="0.254868447780609">
                <text:p>0.254868447780609</text:p>
              </table:table-cell>
              <table:table-cell office:value-type="float" office:value="0.156281799077988">
                <text:p>0.156281799077988</text:p>
              </table:table-cell>
              <table:table-cell office:value-type="float" office:value="0.249017432332039">
                <text:p>0.24901743233203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163226008415222">
                <text:p>0.163226008415222</text:p>
              </table:table-cell>
              <table:table-cell office:value-type="float" office:value="0.32172030210495">
                <text:p>0.32172030210495</text:p>
              </table:table-cell>
              <table:table-cell office:value-type="float" office:value="0.159988030791283">
                <text:p>0.159988030791283</text:p>
              </table:table-cell>
              <table:table-cell office:value-type="float" office:value="0.174525916576386">
                <text:p>0.17452591657638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12356299161911">
                <text:p>0.12356299161911</text:p>
              </table:table-cell>
              <table:table-cell office:value-type="float" office:value="0.174717858433723">
                <text:p>0.174717858433723</text:p>
              </table:table-cell>
              <table:table-cell office:value-type="float" office:value="0.107376396656036">
                <text:p>0.107376396656036</text:p>
              </table:table-cell>
              <table:table-cell office:value-type="float" office:value="0.218805208802223">
                <text:p>0.2188052088022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30800247192383">
                <text:p>0.130800247192383</text:p>
              </table:table-cell>
              <table:table-cell office:value-type="float" office:value="0.286518454551697">
                <text:p>0.286518454551697</text:p>
              </table:table-cell>
              <table:table-cell office:value-type="float" office:value="0.133291706442833">
                <text:p>0.133291706442833</text:p>
              </table:table-cell>
              <table:table-cell office:value-type="float" office:value="0.24173167347908">
                <text:p>0.2417316734790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207666710019112">
                <text:p>0.207666710019112</text:p>
              </table:table-cell>
              <table:table-cell office:value-type="float" office:value="0.178177177906036">
                <text:p>0.178177177906036</text:p>
              </table:table-cell>
              <table:table-cell office:value-type="float" office:value="0.121741347014904">
                <text:p>0.121741347014904</text:p>
              </table:table-cell>
              <table:table-cell office:value-type="float" office:value="0.271850436925888">
                <text:p>0.27185043692588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196512788534164">
                <text:p>0.196512788534164</text:p>
              </table:table-cell>
              <table:table-cell office:value-type="float" office:value="0.150185033679008">
                <text:p>0.150185033679008</text:p>
              </table:table-cell>
              <table:table-cell office:value-type="float" office:value="0.113002985715866">
                <text:p>0.113002985715866</text:p>
              </table:table-cell>
              <table:table-cell office:value-type="float" office:value="0.234610855579376">
                <text:p>0.23461085557937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199647396802902">
                <text:p>0.199647396802902</text:p>
              </table:table-cell>
              <table:table-cell office:value-type="float" office:value="0.200998678803444">
                <text:p>0.200998678803444</text:p>
              </table:table-cell>
              <table:table-cell office:value-type="float" office:value="0.164565533399582">
                <text:p>0.164565533399582</text:p>
              </table:table-cell>
              <table:table-cell office:value-type="float" office:value="0.223949253559113">
                <text:p>0.2239492535591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190507665276527">
                <text:p>0.190507665276527</text:p>
              </table:table-cell>
              <table:table-cell office:value-type="float" office:value="0.18843574821949">
                <text:p>0.18843574821949</text:p>
              </table:table-cell>
              <table:table-cell office:value-type="float" office:value="0.0936541855335236">
                <text:p>0.0936541855335236</text:p>
              </table:table-cell>
              <table:table-cell office:value-type="float" office:value="0.134163528680801">
                <text:p>0.13416352868080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8330879509449">
                <text:p>0.18330879509449</text:p>
              </table:table-cell>
              <table:table-cell office:value-type="float" office:value="0.0922091901302338">
                <text:p>0.0922091901302338</text:p>
              </table:table-cell>
              <table:table-cell office:value-type="float" office:value="0.0877337232232094">
                <text:p>0.0877337232232094</text:p>
              </table:table-cell>
              <table:table-cell office:value-type="float" office:value="0.159069418907166">
                <text:p>0.15906941890716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116771340370178">
                <text:p>0.116771340370178</text:p>
              </table:table-cell>
              <table:table-cell office:value-type="float" office:value="0.253811597824097">
                <text:p>0.253811597824097</text:p>
              </table:table-cell>
              <table:table-cell office:value-type="float" office:value="0.147328555583954">
                <text:p>0.147328555583954</text:p>
              </table:table-cell>
              <table:table-cell office:value-type="float" office:value="0.252031058073044">
                <text:p>0.25203105807304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123780302703381">
                <text:p>0.123780302703381</text:p>
              </table:table-cell>
              <table:table-cell office:value-type="float" office:value="0.163879498839378">
                <text:p>0.163879498839378</text:p>
              </table:table-cell>
              <table:table-cell office:value-type="float" office:value="0.156138122081757">
                <text:p>0.156138122081757</text:p>
              </table:table-cell>
              <table:table-cell office:value-type="float" office:value="0.125834584236145">
                <text:p>0.12583458423614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136214792728424">
                <text:p>0.136214792728424</text:p>
              </table:table-cell>
              <table:table-cell office:value-type="float" office:value="0.237041354179382">
                <text:p>0.237041354179382</text:p>
              </table:table-cell>
              <table:table-cell office:value-type="float" office:value="0.144023969769478">
                <text:p>0.144023969769478</text:p>
              </table:table-cell>
              <table:table-cell office:value-type="float" office:value="0.228353127837181">
                <text:p>0.22835312783718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168765246868134">
                <text:p>0.168765246868134</text:p>
              </table:table-cell>
              <table:table-cell office:value-type="float" office:value="0.220226466655731">
                <text:p>0.220226466655731</text:p>
              </table:table-cell>
              <table:table-cell office:value-type="float" office:value="0.0948065370321274">
                <text:p>0.0948065370321274</text:p>
              </table:table-cell>
              <table:table-cell office:value-type="float" office:value="0.211683988571167">
                <text:p>0.2116839885711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16377085447311">
                <text:p>0.116377085447311</text:p>
              </table:table-cell>
              <table:table-cell office:value-type="float" office:value="0.214610621333122">
                <text:p>0.214610621333122</text:p>
              </table:table-cell>
              <table:table-cell office:value-type="float" office:value="0.132924005389214">
                <text:p>0.132924005389214</text:p>
              </table:table-cell>
              <table:table-cell office:value-type="float" office:value="0.273734360933304">
                <text:p>0.273734360933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